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36bd" officeooo:paragraph-rsid="000636bd"/>
    </style:style>
    <style:style style:name="P2" style:family="paragraph" style:parent-style-name="Standard">
      <style:text-properties officeooo:rsid="000636bd" officeooo:paragraph-rsid="000636bd"/>
    </style:style>
    <style:style style:name="P3" style:family="paragraph" style:parent-style-name="Standard">
      <style:text-properties officeooo:rsid="0006e983" officeooo:paragraph-rsid="0006e9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:</text:p>
      <text:p text:style-name="P1"><text:a xlink:type="simple" xlink:href="https://soko7awen.github.io/n220LabS23/Labs/eventsExercises/flashCards/" text:style-name="Internet_20_link" text:visited-style-name="Visited_20_Internet_20_Link">https://soko7awen.github.io/n220LabS23/Labs/eventsExercises/flashCards/</text:a></text:p>
      <text:p text:style-name="P1"><text:a xlink:type="simple" xlink:href="https://soko7awen.github.io/n220LabS23/Labs/eventsExercises/colorMixer/" text:style-name="Internet_20_link" text:visited-style-name="Visited_20_Internet_20_Link">https://soko7awen.github.io/n220LabS23/Labs/eventsExercises/colorMixer/</text:a></text:p>
      <text:p text:style-name="P1"><text:a xlink:type="simple" xlink:href="https://soko7awen.github.io/n220LabS23/Labs/eventsExercises/colorChanger/" text:style-name="Internet_20_link" text:visited-style-name="Visited_20_Internet_20_Link">https://soko7awen.github.io/n220LabS23/Labs/eventsExercises/colorChanger/</text:a></text:p>
      <text:p text:style-name="P1">Repo:<text:line-break/><text:a xlink:type="simple" xlink:href="https://github.com/soko7awen/n220LabS23/tree/main/Labs/eventsExercises/" text:style-name="Internet_20_link" text:visited-style-name="Visited_20_Internet_20_Link">https://github.com/soko7awen/n220LabS23/tree/main/Labs/eventsExercises/</text:a></text:p>
      <text:p text:style-name="P1">Reflection:</text:p>
      <text:p text:style-name="P3">Using the datasets turned out to be surprisingly handy! I had not made a habit of using them in previous projects, so I’m glad I had to this oppurtunity. I had fun trying to optimize my code, and keeping it tidy. 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23:04:20.817445357</meta:creation-date>
    <dc:date>2023-05-01T02:28:28.656535751</dc:date>
    <meta:editing-duration>PT6M59S</meta:editing-duration>
    <meta:editing-cycles>4</meta:editing-cycles>
    <meta:generator>LibreOffice/7.4.5.1$Linux_X86_64 LibreOffice_project/40$Build-1</meta:generator>
    <meta:document-statistic meta:table-count="0" meta:image-count="0" meta:object-count="0" meta:page-count="1" meta:paragraph-count="7" meta:word-count="48" meta:character-count="522" meta:non-whitespace-character-count="479"/>
  </office:meta>
</office:document-meta>
</file>